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252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fill="none" draw:textarea-vertical-align="middle" draw:auto-grow-height="false" fo:min-height="0.749cm" fo:min-width="0.499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17.87cm" svg:height="8.16cm" svg:x="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265cm" svg:height="1.573cm" svg:x="7.451cm" svg:y="1.35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.464cm" svg:y1="2.145cm" svg:x2="10.695cm" svg:y2="2.09cm">
          <text:p/>
        </draw:line>
        <draw:frame draw:style-name="gr3" draw:text-style-name="P1" draw:layer="layout" svg:width="3.529cm" svg:height="1.783cm" svg:x="7.63cm" svg:y="3.092cm">
          <draw:text-box>
            <text:p text:style-name="P1">1: two free</text:p>
            <text:p text:style-name="P1">indices</text:p>
          </draw:text-box>
        </draw:frame>
        <draw:custom-shape draw:style-name="gr1" draw:text-style-name="P1" draw:layer="layout" svg:width="4.039cm" svg:height="2.34cm" svg:x="1.448cm" svg:y="1.30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92cm" svg:height="1.169cm" svg:x="1.588cm" svg:y="1.44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.342cm" svg:y1="1.476cm" svg:x2="3.37cm" svg:y2="2.59cm">
          <text:p/>
        </draw:line>
        <draw:custom-shape draw:style-name="gr4" draw:text-style-name="P1" draw:layer="layout" svg:width="1.978cm" svg:height="0.641cm" svg:x="2.423cm" svg:y="2.785cm">
          <text:p text:style-name="P1">'a'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39cm" svg:height="2.34cm" svg:x="1.449cm" svg:y="4.5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92cm" svg:height="1.169cm" svg:x="1.589cm" svg:y="4.65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.343cm" svg:y1="4.679cm" svg:x2="3.371cm" svg:y2="5.793cm">
          <text:p/>
        </draw:line>
        <draw:custom-shape draw:style-name="gr4" draw:text-style-name="P1" draw:layer="layout" svg:width="1.978cm" svg:height="0.641cm" svg:x="2.424cm" svg:y="5.988cm">
          <text:p text:style-name="P1">FINAL</text:p>
          <draw:enhanced-geometry svg:viewBox="0 0 21600 21600" draw:type="rectangle" draw:enhanced-path="M 0 0 L 21600 0 21600 21600 0 21600 0 0 Z N"/>
        </draw:custom-shape>
        <draw:frame draw:style-name="gr5" draw:layer="layout" svg:width="0.752cm" svg:height="1.017cm" svg:x="3.816cm" svg:y="1.476cm">
          <draw:text-box>
            <text:p>0</text:p>
          </draw:text-box>
        </draw:frame>
        <draw:line draw:style-name="gr6" draw:text-style-name="P1" draw:layer="layout" svg:x1="2.033cm" svg:y1="2.006cm" svg:x2="1.421cm" svg:y2="4.54cm">
          <text:p/>
        </draw:line>
        <draw:frame draw:style-name="gr5" draw:layer="layout" svg:width="0.752cm" svg:height="1.017cm" svg:x="2.117cm" svg:y="4.708cm">
          <draw:text-box>
            <text:p>0</text:p>
          </draw:text-box>
        </draw:frame>
        <draw:frame draw:style-name="gr5" draw:layer="layout" svg:width="0.752cm" svg:height="1.017cm" svg:x="3.871cm" svg:y="4.736cm">
          <draw:text-box>
            <text:p>0</text:p>
          </draw:text-box>
        </draw:frame>
        <draw:line draw:style-name="gr6" draw:text-style-name="P1" draw:layer="layout" svg:x1="8.327cm" svg:y1="1.699cm" svg:x2="5.542cm" svg:y2="1.337cm">
          <text:p/>
        </draw:line>
        <draw:line draw:style-name="gr6" draw:text-style-name="P1" draw:layer="layout" svg:x1="8.327cm" svg:y1="2.479cm" svg:x2="5.57cm" svg:y2="4.512cm">
          <text:p/>
        </draw:line>
        <draw:frame draw:style-name="gr3" draw:text-style-name="P1" draw:layer="layout" svg:width="3.868cm" svg:height="1.783cm" svg:x="1.755cm" svg:y="7.158cm">
          <draw:text-box>
            <text:p text:style-name="P1">2: two State</text:p>
            <text:p text:style-name="P1">objects</text:p>
          </draw:text-box>
        </draw:frame>
        <draw:custom-shape draw:style-name="gr1" draw:text-style-name="P1" draw:layer="layout" svg:width="5.319cm" svg:height="3.203cm" svg:x="12.672cm" svg:y="1.69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954cm" svg:height="1.225cm" svg:x="13.285cm" svg:y="2.006cm">
          <text:p text:style-name="P1">PatternVal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39cm" svg:height="1.866cm" svg:x="11.001cm" svg:y="1.22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6" draw:text-style-name="P1" draw:layer="layout" svg:x1="11.363cm" svg:y1="2.173cm" svg:x2="14.009cm" svg:y2="2.59cm">
          <text:p/>
        </draw:line>
        <draw:frame draw:style-name="gr3" draw:layer="layout" svg:width="2.526cm" svg:height="1.017cm" svg:x="14.064cm" svg:y="3.593cm">
          <draw:text-box>
            <text:p>SemVal</text:p>
          </draw:text-box>
        </draw:frame>
        <draw:line draw:style-name="gr6" draw:text-style-name="P1" draw:layer="layout" svg:x1="15.318cm" svg:y1="4.791cm" svg:x2="15.318cm" svg:y2="6.183cm">
          <text:p/>
        </draw:line>
        <draw:frame draw:style-name="gr3" draw:layer="layout" svg:width="4.168cm" svg:height="1.017cm" svg:x="13.257cm" svg:y="6.268cm">
          <draw:text-box>
            <text:p>(3: returned)</text:p>
          </draw:text-box>
        </draw:fram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25cm" svg:stroke-color="#000000" draw:marker-start-width="0.33cm" draw:marker-start-center="false" draw:marker-end-width="0.33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Charter'" style:font-style-name="Regular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width="0.025cm" draw:marker-start="Arrow" draw:marker-start-width="0.229cm" draw:marker-end="Arrow" draw:marker-end-width="0.229cm" draw:fill="none" draw:show-unit="true"/>
      <style:text-properties fo:font-size="12pt"/>
    </style:style>
    <style:style style:name="Default-background" style:family="presentation">
      <style:graphic-properties draw:stroke="none" draw:fill="none" draw:fill-image-width="0cm" draw:fill-image-height="0cm"/>
      <style:text-properties style:letter-kerning="true"/>
    </style:style>
    <style:style style:name="Default-backgroundobjects" style:family="presentation">
      <style:graphic-properties draw:fill="none" draw:fill-image-width="0cm" draw:fill-image-height="0cm"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0.32cm" fo:page-height="10.16cm" style:print-orientation="portrait"/>
    </style:page-layout>
    <style:style style:name="Mdp1" style:family="drawing-page">
      <style:drawing-page-properties draw:background-size="border" draw:fill="non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4.646cm" svg:x="1cm" svg:y="3.597cm" draw:page-number="1"/>
      <draw:page-thumbnail draw:layer="backgroundobjects" svg:width="9.294cm" svg:height="4.646cm" svg:x="1cm" svg:y="11.645cm"/>
      <draw:page-thumbnail draw:layer="backgroundobjects" svg:width="9.294cm" svg:height="4.646cm" svg:x="1cm" svg:y="19.693cm"/>
      <draw:page-thumbnail draw:layer="backgroundobjects" svg:width="9.294cm" svg:height="4.646cm" svg:x="11.295cm" svg:y="3.597cm"/>
      <draw:page-thumbnail draw:layer="backgroundobjects" svg:width="9.294cm" svg:height="4.646cm" svg:x="11.295cm" svg:y="11.645cm"/>
      <draw:page-thumbnail draw:layer="backgroundobjects" svg:width="9.294cm" svg:height="4.646cm" svg:x="11.295cm" svg:y="19.693cm"/>
    </style:handout-master>
    <style:master-page style:name="Default" style:page-layout-name="PM1" draw:style-name="Mdp1">
      <draw:frame presentation:style-name="Default-title" draw:layer="backgroundobjects" svg:width="16.487cm" svg:height="1.363cm" svg:x="1.916cm" svg:y="1.324cm" presentation:class="title" presentation:placeholder="true">
        <draw:text-box/>
      </draw:frame>
      <draw:frame presentation:style-name="Default-outline1" draw:layer="backgroundobjects" svg:width="16.487cm" svg:height="9.673cm" svg:x="1.916cm" svg:y="2.908cm" presentation:class="outline" presentation:placeholder="true">
        <draw:text-box/>
      </draw:frame>
      <draw:frame presentation:style-name="Mpr1" draw:text-style-name="MP1" draw:layer="backgroundobjects" svg:width="4.268cm" svg:height="0.563cm" svg:x="1.916cm" svg:y="8.43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5.806cm" svg:height="0.563cm" svg:x="7.265cm" svg:y="8.43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268cm" svg:height="0.563cm" svg:x="14.135cm" svg:y="8.43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2-03T22:31:45</meta:creation-date>
    <meta:editing-duration>PT00H25M18S</meta:editing-duration>
    <meta:editing-cycles>6</meta:editing-cycles>
    <dc:date>2010-12-24T10:19:29</dc:date>
    <meta:generator>OpenOffice.org/3.2$Linux OpenOffice.org_project/320m19$Build-9505</meta:generator>
    <meta:document-statistic meta:object-count="49"/>
  </office:meta>
</office:document-meta>
</file>